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kvivalent</text:p>
            </table:table-cell>
            <table:table-cell table:style-name="Table25.A1" office:value-type="string">
              <text:p text:style-name="P6">Výsledek</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e nastavení s možnostmi</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místní nabídku</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další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Tvorba vzorců<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Kompatibilita s jinými tabulkovými aplikacemi<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Tvorba vzorců<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Sčítání</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Odčítání</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Násobení</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ělení</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